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25DE59C2DFFC2D3F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336cm" svg:height="17.49cm" svg:x="3.51cm" svg:y="1.352cm">
          <draw:image xlink:href="Pictures/10000201000002E20000025DE59C2DFFC2D3F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09:01:33.635700950</meta:creation-date>
    <dc:date>2018-02-16T09:03:27.088829138</dc:date>
    <meta:editing-duration>PT1M54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